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style:text-position="super 58%" fo:font-size="18pt" style:font-size-asian="18pt" style:font-size-complex="18pt"/>
    </style:style>
    <style:style style:name="P4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id="id1" draw:layer="layout" svg:width="5.5cm" svg:height="2cm" svg:x="1.791cm" svg:y="2.301cm">
          <text:p text:style-name="P1">接收個案醫療狀態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2" draw:layer="layout" svg:width="6.722cm" svg:height="3.66cm" svg:x="1.155cm" svg:y="6.996cm">
          <text:p text:style-name="P1">個案醫療狀態</text:p>
          <text:p text:style-name="P1">屬於法規類別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" draw:layer="layout" svg:width="5.134cm" svg:height="2cm" svg:x="10.458cm" svg:y="7.823cm">
          <text:p text:style-name="P1">非法個案處理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4" draw:layer="layout" svg:width="5.134cm" svg:height="2cm" svg:x="1.982cm" svg:y="13.985cm">
          <text:p text:style-name="P1">合法個案處理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lines" draw:line-skew="1.118cm" svg:x1="4.54cm" svg:y1="4.301cm" svg:x2="4.515cm" svg:y2="6.996cm" draw:start-shape="id1" draw:start-glue-point="8" draw:end-shape="id2" draw:end-glue-point="4">
          <text:p text:style-name="P4"/>
        </draw:connector>
        <draw:connector draw:style-name="gr3" draw:text-style-name="P3" draw:layer="layout" draw:type="lines" svg:x1="7.877cm" svg:y1="8.825cm" svg:x2="10.458cm" svg:y2="8.822cm" draw:start-shape="id2" draw:start-glue-point="7" draw:end-shape="id3" draw:end-glue-point="6">
          <text:p text:style-name="P4"/>
        </draw:connector>
        <draw:connector draw:style-name="gr2" draw:text-style-name="P2" draw:layer="layout" draw:type="lines" svg:x1="4.515cm" svg:y1="10.656cm" svg:x2="4.548cm" svg:y2="13.985cm" draw:start-shape="id2" draw:start-glue-point="6" draw:end-shape="id4" draw:end-glue-point="4">
          <text:p text:style-name="P4"/>
        </draw:connector>
        <draw:frame draw:style-name="gr4" draw:layer="layout" svg:width="2.407cm" svg:height="1.014cm" svg:x="7.512cm" svg:y="7.419cm">
          <draw:text-box>
            <text:p text:style-name="P4">不屬於</text:p>
          </draw:text-box>
        </draw:frame>
        <draw:frame draw:style-name="gr4" draw:layer="layout" svg:width="1.772cm" svg:height="1.014cm" svg:x="4.647cm" svg:y="10.905cm">
          <draw:text-box>
            <text:p text:style-name="P4">屬於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MingLiU" style:font-pitch-asian="variable" style:font-size-asian="24pt" style:language-asian="zh" style:country-asian="TW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MingLiU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19cm" fo:margin-bottom="0.465cm" fo:margin-left="0.419cm" fo:margin-right="0.46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稜剛 張簡</meta:initial-creator>
    <meta:creation-date>2006-12-07T08:45:02</meta:creation-date>
    <dc:creator>稜剛 張簡</dc:creator>
    <dc:date>2006-12-07T08:59:21</dc:date>
    <dc:language>en-US</dc:language>
    <meta:editing-cycles>2</meta:editing-cycles>
    <meta:editing-duration>PT14M25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